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05733104613410859" text:style-name="L2">
        <text:list-item>
          <text:p text:style-name="P1">générale</text:p>
          <text:list>
            <text:list-item>
              <text:p text:style-name="P1">langage étudié</text:p>
            </text:list-item>
            <text:list-item>
              <text:p text:style-name="P1">développeur et racheteur du langage</text:p>
            </text:list-item>
            <text:list-item>
              <text:p text:style-name="P1">portabilité</text:p>
            </text:list-item>
            <text:list-item>
              <text:p text:style-name="P1">quelques sortes de programmes java possibles</text:p>
            </text:list-item>
            <text:list-item>
              <text:p text:style-name="P1">portabilité permise par... (MV)</text:p>
            </text:list-item>
            <text:list-item>
              <text:p text:style-name="P1">code engendré par pré-compilation</text:p>
            </text:list-item>
            <text:list-item>
              <text:p text:style-name="P1">nom de la MV</text:p>
            </text:list-item>
          </text:list>
        </text:list-item>
        <text:list-item>
          <text:p text:style-name="P1">bases</text:p>
          <text:list>
            <text:list-item>
              <text:p text:style-name="P1">variables et opérateurs</text:p>
              <text:list>
                <text:list-item>
                  <text:p text:style-name="P1">seul langage compréhensible directement par la machine</text:p>
                </text:list-item>
                <text:list-item>
                  <text:p text:style-name="P1">unité de ce langage</text:p>
                </text:list-item>
                <text:list-item>
                  <text:p text:style-name="P1">paquet de 8</text:p>
                </text:list-item>
                <text:list-item>
                  <text:p text:style-name="P1">multiples principaux</text:p>
                </text:list-item>
                <text:list-item>
                  <text:p text:style-name="P1">traductions dans tous les sens entre base 2, 10 et 16 (et nom des bases)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09-28T14:50:19</dc:date>
    <dc:creator>yjfjyf jjku</dc:creator>
    <meta:editing-duration>PT8M30S</meta:editing-duration>
    <meta:editing-cycles>16</meta:editing-cycles>
    <meta:document-statistic meta:table-count="0" meta:image-count="0" meta:object-count="0" meta:page-count="1" meta:paragraph-count="15" meta:word-count="77" meta:character-count="407"/>
  </office:meta>
</office:document-meta>
</file>